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D00000146806B037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6pt" officeooo:rsid="000213b3" officeooo:paragraph-rsid="000213b3" style:font-size-asian="22.75pt" style:font-size-complex="26pt"/>
    </style:style>
    <style:style style:name="P2" style:family="paragraph" style:parent-style-name="Header">
      <style:paragraph-properties fo:text-align="start" style:justify-single-word="false"/>
      <style:text-properties fo:font-size="26pt" officeooo:rsid="000213b3" officeooo:paragraph-rsid="000213b3" style:font-size-asian="22.75pt" style:font-size-complex="26pt"/>
    </style:style>
    <style:style style:name="P3" style:family="paragraph" style:parent-style-name="Header">
      <style:paragraph-properties fo:text-align="start" style:justify-single-word="false"/>
      <style:text-properties fo:font-size="16pt" officeooo:rsid="000213b3" officeooo:paragraph-rsid="000213b3" style:font-size-asian="16pt" style:font-size-complex="16pt"/>
    </style:style>
    <style:style style:name="P4" style:family="paragraph" style:parent-style-name="Header">
      <style:paragraph-properties fo:text-align="start" style:justify-single-word="false"/>
      <style:text-properties fo:font-size="16pt" officeooo:rsid="000213b3" officeooo:paragraph-rsid="0002fe46" style:font-size-asian="16pt" style:font-size-complex="16pt"/>
    </style:style>
    <style:style style:name="P5" style:family="paragraph" style:parent-style-name="Header">
      <style:paragraph-properties fo:text-align="start" style:justify-single-word="false"/>
      <style:text-properties fo:font-size="16pt" officeooo:rsid="000213b3" officeooo:paragraph-rsid="0004b09c" style:font-size-asian="16pt" style:font-size-complex="16pt"/>
    </style:style>
    <style:style style:name="P6" style:family="paragraph" style:parent-style-name="Header">
      <style:paragraph-properties fo:text-align="start" style:justify-single-word="false"/>
      <style:text-properties fo:font-size="16pt" officeooo:rsid="0004b09c" officeooo:paragraph-rsid="0004b09c" style:font-size-asian="16pt" style:font-size-complex="16pt"/>
    </style:style>
    <style:style style:name="T1" style:family="text">
      <style:text-properties officeooo:rsid="0004b09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e1" text:anchor-type="page" text:anchor-page-number="1" svg:x="14.42cm" svg:y="0.492cm" svg:width="5.516cm" svg:height="8.137cm" draw:z-index="0">
        <draw:image xlink:href="Pictures/10000000000000DD00000146806B0371.png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6pt" officeooo:rsid="000213b3" officeooo:paragraph-rsid="000213b3" style:font-size-asian="22.75pt" style:font-size-complex="26pt"/>
    </style:style>
    <style:style style:name="MP2" style:family="paragraph" style:parent-style-name="Header">
      <style:paragraph-properties fo:text-align="start" style:justify-single-word="false"/>
      <style:text-properties fo:font-size="16pt" officeooo:rsid="000213b3" officeooo:paragraph-rsid="000213b3" style:font-size-asian="16pt" style:font-size-complex="16pt"/>
    </style:style>
    <style:style style:name="MP3" style:family="paragraph" style:parent-style-name="Header">
      <style:paragraph-properties fo:text-align="start" style:justify-single-word="false"/>
      <style:text-properties fo:font-size="16pt" officeooo:rsid="000213b3" officeooo:paragraph-rsid="0002fe46" style:font-size-asian="16pt" style:font-size-complex="16pt"/>
    </style:style>
    <style:style style:name="MP4" style:family="paragraph" style:parent-style-name="Header">
      <style:paragraph-properties fo:text-align="start" style:justify-single-word="false"/>
      <style:text-properties fo:font-size="16pt" officeooo:rsid="000213b3" officeooo:paragraph-rsid="0004b09c" style:font-size-asian="16pt" style:font-size-complex="16pt"/>
    </style:style>
    <style:style style:name="MP5" style:family="paragraph" style:parent-style-name="Header">
      <style:paragraph-properties fo:text-align="start" style:justify-single-word="false"/>
      <style:text-properties fo:font-size="16pt" officeooo:rsid="0004b09c" officeooo:paragraph-rsid="0004b09c" style:font-size-asian="16pt" style:font-size-complex="16pt"/>
    </style:style>
    <style:style style:name="MP6" style:family="paragraph" style:parent-style-name="Header">
      <style:paragraph-properties fo:text-align="start" style:justify-single-word="false"/>
      <style:text-properties fo:font-size="26pt" officeooo:rsid="000213b3" officeooo:paragraph-rsid="000213b3" style:font-size-asian="22.75pt" style:font-size-complex="26pt"/>
    </style:style>
    <style:style style:name="MT1" style:family="text">
      <style:text-properties officeooo:rsid="0004b0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6.194cm" fo:margin-left="0cm" fo:margin-right="0cm" fo:margin-bottom="0.499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MALCON X</text:p>
        <text:p text:style-name="MP2"/>
        <text:p text:style-name="MP3">malcolm per me rappresenta più di una beatitudine </text:p>
        <text:p text:style-name="MP4">come la <text:span text:style-name="MT1">settima cioè beati gli operatori di pace perché </text:span></text:p>
        <text:p text:style-name="MP5">riusciva a perdere visto che buona parte dello Stato</text:p>
        <text:p text:style-name="MP5">americano non lo voleva, era contro i neri (quello per</text:p>
        <text:p text:style-name="MP5">cui combatteva) ma comunque andava avanti non si </text:p>
        <text:p text:style-name="MP5">arrendeva.</text:p>
        <text:p text:style-name="MP5">Un altra beatitudine che lo rappresenta è l' ultima: </text:p>
        <text:p text:style-name="MP5">beati i perseguitati per causa della giustizia, infatti è </text:p>
        <text:p text:style-name="MP5">uno dei motivi per cui si lo ricorda e lui è morto per cercare di aiutare tutti i neri che avevano dei diritti <text:s/>senza badare alle conseguenze.</text:p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5:17:29.303000000</meta:creation-date>
    <dc:date>2016-05-18T16:35:21.687000000</dc:date>
    <meta:editing-duration>PT4M1S</meta:editing-duration>
    <meta:editing-cycles>2</meta:editing-cycles>
    <meta:generator>LibreOffice/4.3.2.2$Windows_x86 LibreOffice_project/edfb5295ba211bd31ad47d0bad0118690f76407d</meta:generator>
    <meta:document-statistic meta:table-count="0" meta:image-count="1" meta:object-count="0" meta:page-count="1" meta:paragraph-count="10" meta:word-count="93" meta:character-count="532" meta:non-whitespace-character-count="443"/>
  </office:meta>
</office:document-meta>
</file>